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A</text:p>
      <text:p text:style-name="P2">Company Registration No. BBB</text:p>
      <text:p text:style-name="P2"><text:s/>(Incorporated in the Republic of Singapore)</text:p>
      <text:p text:style-name="P1"></text:p>
      <text:p text:style-name="P1"></text:p>
      <text:p text:style-name="P1"></text:p>
      <text:p text:style-name="P5">DIRECTOR’S RESOLUTION IN WRITING PURSUANT TO </text:p>
      <text:p text:style-name="P5">ARTICLE 90A OF THE COMPANY’S ARTICLES OF ASSOCIATION</text:p>
      <text:p text:style-name="P8"></text:p>
      <text:p text:style-name="P1"></text:p>
      <text:p text:style-name="P1"></text:p>
      <text:p text:style-name="P4">FINANCIAL PERIOD FROM D1M1YYY1 TO DDMMYYYY</text:p>
      <text:p text:style-name="P1"></text:p>
      <text:p text:style-name="P1"></text:p>
      <text:p text:style-name="P7">RESOLVED: </text:p>
      <text:p text:style-name="P1"></text:p>
      <text:p text:style-name="P1"></text:p>
      <text:p text:style-name="P3"><text:span text:style-name="T1">THAT</text:span> the unaudited Financial Statements for the period from <text:span text:style-name="T1">D1M1YYY1</text:span> to <text:span text:style-name="T1">DDMMYYYY</text:span> together with the Report of the Director be and are hereby approved for submission at the forthcoming <text:span text:style-name="T1">First Annual General Meeting</text:span> of the Company.</text:p>
      <text:p text:style-name="P3"></text:p>
      <text:p text:style-name="P3"></text:p>
      <text:p text:style-name="P3"><text:span text:style-name="T1">THAT</text:span> the sole director be and is hereby authorised to sign the Report of Director for and on behalf of the Board.</text:p>
      <text:p text:style-name="P3"></text:p>
      <text:p text:style-name="P3"></text:p>
      <text:p text:style-name="P3"><text:span text:style-name="T1">THAT</text:span> the Statement of the director in the unaudited Financial Statements be and is hereby approved and that the sole director be and is hereby authorised to sign the said Statement for and on behalf of the Board.</text:p>
      <text:p text:style-name="P3"></text:p>
      <text:p text:style-name="P3"></text:p>
      <text:p text:style-name="P3"><text:span text:style-name="T1">THAT</text:span> the expenses of the director incurred on the Company's affairs and the director’s remuneration, if any, provided for in the unaudited Financial Statements for the financial period from <text:span text:style-name="T1">D1M1YYY1</text:span> to <text:span text:style-name="T1">DDMMYYYY</text:span>, be tabled at the forthcoming <text:span text:style-name="T1">First Annual General Meeting</text:span> for approval.</text:p>
      <text:p text:style-name="P3"></text:p>
      <text:p text:style-name="P3"></text:p>
      <text:p text:style-name="P3"><text:span text:style-name="T1">THAT</text:span> the <text:span text:style-name="T1">First Annual General Meeting</text:span> of the Company be convened at a date, time and place to be determined by the sole director and that either the director or the secretary be and is hereby authorised to issue notice in respect thereof.</text:p>
      <text:p text:style-name="P1"></text:p>
      <text:p text:style-name="P1"></text:p>
      <text:p text:style-name="P1">Date :</text:p>
      <text:p text:style-name="P1"></text:p>
      <text:p text:style-name="P1"></text:p>
      <text:p text:style-name="P1"></text:p>
      <text:p text:style-name="P1"></text:p>
      <text:p text:style-name="P1"></text:p>
      <text:p text:style-name="P1">_________________________ <text:tab/><text:tab/><text:tab/><text:tab/><text:tab/><text:tab/>___________________________ <text:s text:c="37"/>CCC<text:tab/><text:tab/><text:tab/> <text:s text:c="8"/><text:tab/><text:tab/><text:tab/><text:tab/><text:tab/><text:tab/>DDD</text:p>
      <text:p text:style-name="P1">Director<text:tab/><text:tab/><text:tab/> <text:s text:c="8"/><text:tab/><text:tab/><text:tab/><text:tab/><text:tab/>Director<text:tab/><text:tab/></text:p>
      <text:p text:style-name="P1">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0:44:06</meta:creation-date>
    <dc:date>2015-11-01T20:48:55</dc:date>
    <dc:creator>phung11764 </dc:creator>
    <meta:editing-duration>P0D</meta:editing-duration>
    <meta:editing-cycles>1</meta:editing-cycles>
    <meta:document-statistic meta:table-count="0" meta:image-count="0" meta:object-count="0" meta:page-count="1" meta:paragraph-count="42" meta:word-count="222" meta:character-count="1502" meta:non-whitespace-character-count="1171"/>
    <meta:generator>LibreOffice/3.5$Linux_X86_64 LibreOffice_project/350m1$Build-2</meta:generator>
  </office:meta>
</office:document-meta>
</file>